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89cm"/>
    </style:style>
    <style:style style:name="Table1.B" style:family="table-column">
      <style:table-column-properties style:column-width="11.32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399cm" table:align="margins"/>
    </style:style>
    <style:style style:name="Table2.A" style:family="table-column">
      <style:table-column-properties style:column-width="6.4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P1" style:family="paragraph" style:parent-style-name="Standard">
      <style:text-properties officeooo:rsid="0018473c" officeooo:paragraph-rsid="0018473c"/>
    </style:style>
    <style:style style:name="P2" style:family="paragraph" style:parent-style-name="Standard">
      <style:text-properties officeooo:rsid="0018473c" officeooo:paragraph-rsid="00203e4e"/>
    </style:style>
    <style:style style:name="P3" style:family="paragraph" style:parent-style-name="Standard">
      <style:text-properties officeooo:rsid="0019f695" officeooo:paragraph-rsid="00203e4e"/>
    </style:style>
    <style:style style:name="P4" style:family="paragraph" style:parent-style-name="Standard">
      <style:text-properties officeooo:rsid="001bf2a5" officeooo:paragraph-rsid="00203e4e"/>
    </style:style>
    <style:style style:name="P5" style:family="paragraph" style:parent-style-name="Standard">
      <style:text-properties officeooo:rsid="001cb592" officeooo:paragraph-rsid="00203e4e"/>
    </style:style>
    <style:style style:name="P6" style:family="paragraph" style:parent-style-name="Standard">
      <style:text-properties officeooo:rsid="001e00ed" officeooo:paragraph-rsid="001e00ed"/>
    </style:style>
    <style:style style:name="P7" style:family="paragraph" style:parent-style-name="Standard">
      <style:text-properties officeooo:rsid="00362222" officeooo:paragraph-rsid="00362222"/>
    </style:style>
    <style:style style:name="P8" style:family="paragraph" style:parent-style-name="Standard">
      <style:text-properties officeooo:rsid="00364e3e" officeooo:paragraph-rsid="00364e3e"/>
    </style:style>
    <style:style style:name="P9" style:family="paragraph" style:parent-style-name="Standard">
      <style:text-properties officeooo:rsid="00364e3e" officeooo:paragraph-rsid="004b40b5"/>
    </style:style>
    <style:style style:name="P10" style:family="paragraph" style:parent-style-name="Standard">
      <style:text-properties fo:font-weight="bold" officeooo:rsid="0018473c" officeooo:paragraph-rsid="00203e4e" style:font-weight-asian="bold" style:font-weight-complex="bold"/>
    </style:style>
    <style:style style:name="P11" style:family="paragraph" style:parent-style-name="Standard">
      <style:text-properties fo:font-weight="bold" officeooo:rsid="003e44b0" officeooo:paragraph-rsid="003e44b0" style:font-weight-asian="bold" style:font-weight-complex="bold"/>
    </style:style>
    <style:style style:name="P12" style:family="paragraph" style:parent-style-name="Standard">
      <style:text-properties fo:font-weight="bold" officeooo:rsid="0058efc4" officeooo:paragraph-rsid="0058efc4" style:font-weight-asian="bold" style:font-weight-complex="bold"/>
    </style:style>
    <style:style style:name="P13" style:family="paragraph" style:parent-style-name="Standard">
      <style:text-properties fo:font-weight="bold" officeooo:rsid="0051cdb6" officeooo:paragraph-rsid="0051cdb6" style:font-weight-asian="bold" style:font-weight-complex="bold"/>
    </style:style>
    <style:style style:name="P14" style:family="paragraph" style:parent-style-name="Standard">
      <style:text-properties fo:font-weight="bold" officeooo:rsid="0053fde6" officeooo:paragraph-rsid="0053fde6" style:font-weight-asian="bold" style:font-weight-complex="bold"/>
    </style:style>
    <style:style style:name="P15" style:family="paragraph" style:parent-style-name="Standard">
      <style:text-properties fo:font-weight="bold" officeooo:rsid="005ae752" officeooo:paragraph-rsid="005ae752" style:font-weight-asian="bold" style:font-weight-complex="bold"/>
    </style:style>
    <style:style style:name="P16" style:family="paragraph" style:parent-style-name="Standard">
      <style:text-properties fo:font-weight="bold" officeooo:rsid="0065dc10" officeooo:paragraph-rsid="0065dc10" style:font-weight-asian="bold" style:font-weight-complex="bold"/>
    </style:style>
    <style:style style:name="P17" style:family="paragraph" style:parent-style-name="Standard">
      <style:text-properties fo:font-weight="bold" officeooo:rsid="007662e3" officeooo:paragraph-rsid="007662e3" style:font-weight-asian="bold" style:font-weight-complex="bold"/>
    </style:style>
    <style:style style:name="P18" style:family="paragraph" style:parent-style-name="Standard">
      <style:text-properties fo:font-weight="bold" officeooo:rsid="00770248" officeooo:paragraph-rsid="00770248" style:font-weight-asian="bold" style:font-weight-complex="bold"/>
    </style:style>
    <style:style style:name="P19" style:family="paragraph" style:parent-style-name="Standard">
      <style:text-properties fo:font-weight="bold" officeooo:rsid="001e00ed" officeooo:paragraph-rsid="001e00ed" style:font-weight-asian="bold" style:font-weight-complex="bold"/>
    </style:style>
    <style:style style:name="P20" style:family="paragraph" style:parent-style-name="Standard">
      <style:text-properties fo:font-weight="bold" officeooo:rsid="001bf2a5" officeooo:paragraph-rsid="001bf2a5" style:font-weight-asian="bold" style:font-weight-complex="bold"/>
    </style:style>
    <style:style style:name="P21" style:family="paragraph" style:parent-style-name="Standard">
      <style:text-properties fo:font-weight="bold" officeooo:rsid="0084e8a2" officeooo:paragraph-rsid="0084e8a2"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8473c" officeooo:paragraph-rsid="0018473c"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6b0324" officeooo:paragraph-rsid="006b0324" style:font-weight-asian="bold" style:font-weight-complex="bold"/>
    </style:style>
    <style:style style:name="P24" style:family="paragraph" style:parent-style-name="Standard">
      <style:text-properties officeooo:rsid="003e44b0" officeooo:paragraph-rsid="003e44b0"/>
    </style:style>
    <style:style style:name="P25" style:family="paragraph" style:parent-style-name="Standard">
      <style:text-properties officeooo:rsid="003e44b0" officeooo:paragraph-rsid="0042a014"/>
    </style:style>
    <style:style style:name="P26" style:family="paragraph" style:parent-style-name="Standard">
      <style:text-properties officeooo:rsid="003e44b0" officeooo:paragraph-rsid="00469911"/>
    </style:style>
    <style:style style:name="P27" style:family="paragraph" style:parent-style-name="Standard">
      <style:text-properties officeooo:rsid="004021a4" officeooo:paragraph-rsid="004021a4"/>
    </style:style>
    <style:style style:name="P28" style:family="paragraph" style:parent-style-name="Standard">
      <style:text-properties officeooo:rsid="004021a4" officeooo:paragraph-rsid="0042a014"/>
    </style:style>
    <style:style style:name="P29" style:family="paragraph" style:parent-style-name="Standard">
      <style:text-properties officeooo:rsid="004021a4" officeooo:paragraph-rsid="0042bc4d"/>
    </style:style>
    <style:style style:name="P30" style:family="paragraph" style:parent-style-name="Standard">
      <style:text-properties officeooo:rsid="004021a4" officeooo:paragraph-rsid="0043c74a"/>
    </style:style>
    <style:style style:name="P31" style:family="paragraph" style:parent-style-name="Standard">
      <style:text-properties officeooo:rsid="004021a4" officeooo:paragraph-rsid="00448963"/>
    </style:style>
    <style:style style:name="P32" style:family="paragraph" style:parent-style-name="Standard">
      <style:text-properties officeooo:rsid="004021a4" officeooo:paragraph-rsid="0044dbe7"/>
    </style:style>
    <style:style style:name="P33" style:family="paragraph" style:parent-style-name="Standard">
      <style:text-properties officeooo:rsid="004021a4" officeooo:paragraph-rsid="00469911"/>
    </style:style>
    <style:style style:name="P34" style:family="paragraph" style:parent-style-name="Standard">
      <style:text-properties officeooo:rsid="0041ab05" officeooo:paragraph-rsid="004021a4"/>
    </style:style>
    <style:style style:name="P35" style:family="paragraph" style:parent-style-name="Standard">
      <style:text-properties officeooo:rsid="0041ab05" officeooo:paragraph-rsid="0043c74a"/>
    </style:style>
    <style:style style:name="P36" style:family="paragraph" style:parent-style-name="Standard">
      <style:text-properties officeooo:rsid="0041ab05" officeooo:paragraph-rsid="00469911"/>
    </style:style>
    <style:style style:name="P37" style:family="paragraph" style:parent-style-name="Standard">
      <style:text-properties officeooo:rsid="0049fd45" officeooo:paragraph-rsid="0041ab05"/>
    </style:style>
    <style:style style:name="P38" style:family="paragraph" style:parent-style-name="Standard">
      <style:text-properties officeooo:rsid="0049fd45" officeooo:paragraph-rsid="004b40b5"/>
    </style:style>
    <style:style style:name="P39" style:family="paragraph" style:parent-style-name="Standard">
      <style:text-properties officeooo:rsid="004eda2e" officeooo:paragraph-rsid="004eda2e"/>
    </style:style>
    <style:style style:name="P40" style:family="paragraph" style:parent-style-name="Standard">
      <style:text-properties officeooo:rsid="0051cdb6" officeooo:paragraph-rsid="0051cdb6"/>
    </style:style>
    <style:style style:name="P41" style:family="paragraph" style:parent-style-name="Standard">
      <style:text-properties officeooo:rsid="0051cdb6" officeooo:paragraph-rsid="005e2965"/>
    </style:style>
    <style:style style:name="P42" style:family="paragraph" style:parent-style-name="Standard">
      <style:text-properties officeooo:rsid="0051cdb6" officeooo:paragraph-rsid="0053fde6"/>
    </style:style>
    <style:style style:name="P43" style:family="paragraph" style:parent-style-name="Standard">
      <style:text-properties officeooo:rsid="0053fde6" officeooo:paragraph-rsid="0053fde6"/>
    </style:style>
    <style:style style:name="P44" style:family="paragraph" style:parent-style-name="Standard">
      <style:text-properties officeooo:rsid="005ae752" officeooo:paragraph-rsid="005ae752"/>
    </style:style>
    <style:style style:name="P45" style:family="paragraph" style:parent-style-name="Standard">
      <style:text-properties officeooo:rsid="005d231f" officeooo:paragraph-rsid="005d231f"/>
    </style:style>
    <style:style style:name="P46" style:family="paragraph" style:parent-style-name="Standard">
      <style:text-properties officeooo:rsid="005ee22c" officeooo:paragraph-rsid="005ee22c"/>
    </style:style>
    <style:style style:name="P47" style:family="paragraph" style:parent-style-name="Standard">
      <style:text-properties officeooo:rsid="005fea1c" officeooo:paragraph-rsid="005fea1c"/>
    </style:style>
    <style:style style:name="P48" style:family="paragraph" style:parent-style-name="Standard">
      <style:text-properties officeooo:rsid="0065dc10" officeooo:paragraph-rsid="0065dc10"/>
    </style:style>
    <style:style style:name="P49" style:family="paragraph" style:parent-style-name="Standard">
      <style:text-properties style:text-underline-style="none" fo:font-weight="bold" officeooo:rsid="007662e3" officeooo:paragraph-rsid="007662e3" style:font-weight-asian="bold" style:font-weight-complex="bold"/>
    </style:style>
    <style:style style:name="P50" style:family="paragraph" style:parent-style-name="Standard">
      <style:text-properties fo:font-weight="normal" officeooo:rsid="007662e3" officeooo:paragraph-rsid="007662e3" style:font-weight-asian="normal" style:font-weight-complex="normal"/>
    </style:style>
    <style:style style:name="P51" style:family="paragraph" style:parent-style-name="Standard">
      <style:text-properties fo:font-weight="normal" officeooo:rsid="0084e8a2" officeooo:paragraph-rsid="0084e8a2" style:font-weight-asian="normal" style:font-weight-complex="normal"/>
    </style:style>
    <style:style style:name="P52" style:family="paragraph" style:parent-style-name="Standard">
      <style:text-properties fo:font-weight="normal" officeooo:rsid="00868f72" officeooo:paragraph-rsid="00868f72" style:font-weight-asian="normal" style:font-weight-complex="normal"/>
    </style:style>
    <style:style style:name="P53" style:family="paragraph" style:parent-style-name="Table_20_Contents">
      <style:text-properties officeooo:rsid="001e00ed" officeooo:paragraph-rsid="001e00ed"/>
    </style:style>
    <style:style style:name="P54" style:family="paragraph" style:parent-style-name="Table_20_Contents">
      <style:text-properties officeooo:rsid="001ef90a" officeooo:paragraph-rsid="001ef90a"/>
    </style:style>
    <style:style style:name="P55" style:family="paragraph" style:parent-style-name="Table_20_Contents">
      <style:text-properties fo:font-weight="bold" officeooo:rsid="001ef90a" officeooo:paragraph-rsid="001ef90a" style:font-weight-asian="bold" style:font-weight-complex="bold"/>
    </style:style>
    <style:style style:name="P56" style:family="paragraph" style:parent-style-name="Table_20_Contents">
      <style:text-properties officeooo:rsid="005fea1c" officeooo:paragraph-rsid="005fea1c"/>
    </style:style>
    <style:style style:name="P57" style:family="paragraph" style:parent-style-name="Preformatted_20_Text">
      <style:paragraph-properties fo:margin-top="0cm" fo:margin-bottom="0cm" loext:contextual-spacing="false" fo:padding="0cm" fo:border="none"/>
    </style:style>
    <style:style style:name="P58"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4eae6" officeooo:paragraph-rsid="0074eae6"/>
    </style:style>
    <style:style style:name="P59"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5de72" officeooo:paragraph-rsid="0075de72"/>
    </style:style>
    <style:style style:name="P6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65dc10" officeooo:paragraph-rsid="0083c170"/>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fo:font-weight="bold" officeooo:rsid="006b0324" officeooo:paragraph-rsid="0083c170" style:font-weight-asian="bold" style:font-weight-complex="bold"/>
    </style:style>
    <style:style style:name="P62" style:family="paragraph" style:parent-style-name="Text_20_body" style:list-style-name="L1">
      <style:text-properties officeooo:paragraph-rsid="0072db21"/>
    </style:style>
    <style:style style:name="P63" style:family="paragraph" style:parent-style-name="Text_20_body" style:list-style-name="L1">
      <style:paragraph-properties fo:margin-top="0cm" fo:margin-bottom="0cm" loext:contextual-spacing="false" fo:padding="0cm" fo:border="none"/>
      <style:text-properties officeooo:paragraph-rsid="007427ab"/>
    </style:style>
    <style:style style:name="P64" style:family="paragraph" style:parent-style-name="Text_20_body" style:list-style-name="L1">
      <style:paragraph-properties fo:margin-top="0.106cm" fo:margin-bottom="0.265cm" loext:contextual-spacing="false" fo:padding="0cm" fo:border="none"/>
      <style:text-properties officeooo:paragraph-rsid="007427ab"/>
    </style:style>
    <style:style style:name="T1" style:family="text">
      <style:text-properties officeooo:rsid="00192899"/>
    </style:style>
    <style:style style:name="T2" style:family="text">
      <style:text-properties officeooo:rsid="0021721f"/>
    </style:style>
    <style:style style:name="T3" style:family="text">
      <style:text-properties officeooo:rsid="00229549"/>
    </style:style>
    <style:style style:name="T4" style:family="text">
      <style:text-properties officeooo:rsid="00253b89"/>
    </style:style>
    <style:style style:name="T5" style:family="text">
      <style:text-properties officeooo:rsid="0025ff34"/>
    </style:style>
    <style:style style:name="T6" style:family="text">
      <style:text-properties officeooo:rsid="0027252b"/>
    </style:style>
    <style:style style:name="T7" style:family="text">
      <style:text-properties officeooo:rsid="00284d79"/>
    </style:style>
    <style:style style:name="T8" style:family="text">
      <style:text-properties officeooo:rsid="00291b56"/>
    </style:style>
    <style:style style:name="T9" style:family="text">
      <style:text-properties officeooo:rsid="0029ea91"/>
    </style:style>
    <style:style style:name="T10" style:family="text">
      <style:text-properties officeooo:rsid="002b1f59"/>
    </style:style>
    <style:style style:name="T11" style:family="text">
      <style:text-properties officeooo:rsid="002d1d41"/>
    </style:style>
    <style:style style:name="T12" style:family="text">
      <style:text-properties officeooo:rsid="002dd223"/>
    </style:style>
    <style:style style:name="T13" style:family="text">
      <style:text-properties officeooo:rsid="002e4a19"/>
    </style:style>
    <style:style style:name="T14" style:family="text">
      <style:text-properties officeooo:rsid="002ffd88"/>
    </style:style>
    <style:style style:name="T15" style:family="text">
      <style:text-properties officeooo:rsid="0031f108"/>
    </style:style>
    <style:style style:name="T16" style:family="text">
      <style:text-properties officeooo:rsid="00321177"/>
    </style:style>
    <style:style style:name="T17" style:family="text">
      <style:text-properties officeooo:rsid="003216e6"/>
    </style:style>
    <style:style style:name="T18" style:family="text">
      <style:text-properties officeooo:rsid="0033339b"/>
    </style:style>
    <style:style style:name="T19" style:family="text">
      <style:text-properties officeooo:rsid="0039130c"/>
    </style:style>
    <style:style style:name="T20" style:family="text">
      <style:text-properties officeooo:rsid="003b2c2d"/>
    </style:style>
    <style:style style:name="T21" style:family="text">
      <style:text-properties officeooo:rsid="003ca258"/>
    </style:style>
    <style:style style:name="T22" style:family="text">
      <style:text-properties officeooo:rsid="003e44b0"/>
    </style:style>
    <style:style style:name="T23" style:family="text">
      <style:text-properties officeooo:rsid="004021a4"/>
    </style:style>
    <style:style style:name="T24" style:family="text">
      <style:text-properties officeooo:rsid="0041ab05"/>
    </style:style>
    <style:style style:name="T25" style:family="text">
      <style:text-properties officeooo:rsid="0042bc4d"/>
    </style:style>
    <style:style style:name="T26" style:family="text">
      <style:text-properties officeooo:rsid="00448963"/>
    </style:style>
    <style:style style:name="T27" style:family="text">
      <style:text-properties officeooo:rsid="0046d41d"/>
    </style:style>
    <style:style style:name="T28" style:family="text">
      <style:text-properties officeooo:rsid="00484070"/>
    </style:style>
    <style:style style:name="T29" style:family="text">
      <style:text-properties officeooo:rsid="0049fd45"/>
    </style:style>
    <style:style style:name="T30" style:family="text">
      <style:text-properties officeooo:rsid="004bb5a4"/>
    </style:style>
    <style:style style:name="T31" style:family="text">
      <style:text-properties officeooo:rsid="004d68d4"/>
    </style:style>
    <style:style style:name="T32" style:family="text">
      <style:text-properties officeooo:rsid="00507bb6"/>
    </style:style>
    <style:style style:name="T33" style:family="text">
      <style:text-properties officeooo:rsid="0052e5d5"/>
    </style:style>
    <style:style style:name="T34" style:family="text">
      <style:text-properties officeooo:rsid="0053451a"/>
    </style:style>
    <style:style style:name="T35" style:family="text">
      <style:text-properties officeooo:rsid="0053fde6"/>
    </style:style>
    <style:style style:name="T36" style:family="text">
      <style:text-properties officeooo:rsid="005c2f38"/>
    </style:style>
    <style:style style:name="T37" style:family="text">
      <style:text-properties officeooo:rsid="005c8698"/>
    </style:style>
    <style:style style:name="T38" style:family="text">
      <style:text-properties officeooo:rsid="005e2965"/>
    </style:style>
    <style:style style:name="T39" style:family="text">
      <style:text-properties officeooo:rsid="00602647"/>
    </style:style>
    <style:style style:name="T40" style:family="text">
      <style:text-properties officeooo:rsid="0061266d"/>
    </style:style>
    <style:style style:name="T41" style:family="text">
      <style:text-properties officeooo:rsid="00626ca2"/>
    </style:style>
    <style:style style:name="T42" style:family="text">
      <style:text-properties officeooo:rsid="0063fc16"/>
    </style:style>
    <style:style style:name="T43" style:family="text">
      <style:text-properties officeooo:rsid="006676a8"/>
    </style:style>
    <style:style style:name="T44" style:family="text">
      <style:text-properties officeooo:rsid="0066d3be"/>
    </style:style>
    <style:style style:name="T45" style:family="text">
      <style:text-properties officeooo:rsid="00682dd2"/>
    </style:style>
    <style:style style:name="T46" style:family="text">
      <style:text-properties officeooo:rsid="00694cd2"/>
    </style:style>
    <style:style style:name="T47" style:family="text">
      <style:text-properties officeooo:rsid="006b0324"/>
    </style:style>
    <style:style style:name="T48" style:family="text">
      <style:text-properties officeooo:rsid="006b89b8"/>
    </style:style>
    <style:style style:name="T49" style:family="text">
      <style:text-properties officeooo:rsid="006ce772"/>
    </style:style>
    <style:style style:name="T50" style:family="text">
      <style:text-properties officeooo:rsid="006da332"/>
    </style:style>
    <style:style style:name="T51" style:family="text">
      <style:text-properties officeooo:rsid="006da332" loext:padding="0cm" loext:border="none"/>
    </style:style>
    <style:style style:name="T52" style:family="text">
      <style:text-properties officeooo:rsid="006f6aa8"/>
    </style:style>
    <style:style style:name="T53" style:family="text">
      <style:text-properties officeooo:rsid="00714315"/>
    </style:style>
    <style:style style:name="T54" style:family="text">
      <style:text-properties officeooo:rsid="0072db21"/>
    </style:style>
    <style:style style:name="T55" style:family="text">
      <style:text-properties fo:font-weight="normal" style:font-weight-asian="normal" style:font-weight-complex="normal"/>
    </style:style>
    <style:style style:name="T56" style:family="text">
      <style:text-properties fo:font-weight="normal" officeooo:rsid="0072db21" style:font-weight-asian="normal" style:font-weight-complex="normal"/>
    </style:style>
    <style:style style:name="T57" style:family="text">
      <style:text-properties fo:font-weight="normal" officeooo:rsid="0073ee40" style:font-weight-asian="normal" style:font-weight-complex="normal"/>
    </style:style>
    <style:style style:name="T58" style:family="text">
      <style:text-properties fo:font-weight="normal" officeooo:rsid="007863e4" style:font-weight-asian="normal" style:font-weight-complex="normal"/>
    </style:style>
    <style:style style:name="T59" style:family="text">
      <style:text-properties fo:font-weight="normal" officeooo:rsid="0079c661" style:font-weight-asian="normal" style:font-weight-complex="normal"/>
    </style:style>
    <style:style style:name="T60" style:family="text">
      <style:text-properties fo:color="#000080"/>
    </style:style>
    <style:style style:name="T61" style:family="text">
      <style:text-properties officeooo:rsid="007b9837"/>
    </style:style>
    <style:style style:name="T62" style:family="text">
      <style:text-properties officeooo:rsid="007cbe43"/>
    </style:style>
    <style:style style:name="T63" style:family="text">
      <style:text-properties officeooo:rsid="007e3b7f"/>
    </style:style>
    <style:style style:name="T64" style:family="text">
      <style:text-properties officeooo:rsid="0089a3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CLDOC</text:p>
      <text:p text:style-name="P1"/>
      <text:p text:style-name="P7">Ecldoc is a tool for generating API Documentation for ECL Project based on their docstrings. The executable `ecldoc` is the main program that parses the sources and generate Documentation. </text:p>
      <text:p text:style-name="P7"/>
      <text:p text:style-name="P8">An ECL Project (according to ECLDOC) consists of a complete source tree (that is recursively scanned) within a given input directory (hereby known as INPUT ROOT) . By default, ecldoc generated documentation for all files within INPUT ROOT, but user can override that to specify Unix style GLOB pattern for files to include and for files to exclude <text:span text:style-name="T20">within ECL Project</text:span>. GLOB patterns are specified relative to INPUT ROOT (See Examples). </text:p>
      <text:p text:style-name="P8"/>
      <text:p text:style-name="P8">User also needs to specify OUTPUT ROOT that is the directlry where documentation will be stored for all formats (ECLDOC will create OUTPUT ROOT if not present already; otherise it will be overwritten). </text:p>
      <text:p text:style-name="P8"/>
      <text:p text:style-name="P9">ECLDOC currently supports documentation in 3 formats – HTML, Text, PDF (via LATEX). <text:span text:style-name="T29">Outputs for each format are present as follows :</text:span></text:p>
      <text:p text:style-name="P38">&lt;OUTPUT ROOT&gt;/&lt;format&gt;/&lt;source tree&gt; where source tree is ecl source tree within INPUT ROOT (and satisfying include <text:span text:style-name="T30">and</text:span> exclude criteria)</text:p>
      <text:p text:style-name="P8"/>
      <text:p text:style-name="P8">User can specify these options on either the command line or in the configuration file.</text:p>
      <text:p text:style-name="P1"/>
      <text:p text:style-name="P20">USAGE : ecldoc [options]</text:p>
      <text:p text:style-name="P1"/>
      <text:p text:style-name="P19">Command Line Options :</text:p>
      <text:p text:style-name="P6"/>
      <table:table table:name="Table1" table:style-name="Table1">
        <table:table-column table:style-name="Table1.A"/>
        <table:table-column table:style-name="Table1.B"/>
        <table:table-row>
          <table:table-cell table:style-name="Table1.A1" office:value-type="string">
            <text:p text:style-name="P53">-h, --help</text:p>
          </table:table-cell>
          <table:table-cell table:style-name="Table1.B1" office:value-type="string">
            <text:p text:style-name="P53">Display Command Line help</text:p>
          </table:table-cell>
        </table:table-row>
        <table:table-row>
          <table:table-cell table:style-name="Table1.A2" office:value-type="string">
            <text:p text:style-name="P53">--config CONFIG</text:p>
          </table:table-cell>
          <table:table-cell table:style-name="Table1.B2" office:value-type="string">
            <text:p text:style-name="P53">Path to Configuration File</text:p>
          </table:table-cell>
        </table:table-row>
        <table:table-row>
          <table:table-cell table:style-name="Table1.A2" office:value-type="string">
            <text:p text:style-name="P53">-i, --iroot=&lt;path&gt;</text:p>
          </table:table-cell>
          <table:table-cell table:style-name="Table1.B2" office:value-type="string">
            <text:p text:style-name="P54">Specify <text:span text:style-name="T19">INPUT ROOT (Required)</text:span></text:p>
          </table:table-cell>
        </table:table-row>
        <table:table-row>
          <table:table-cell table:style-name="Table1.A2" office:value-type="string">
            <text:p text:style-name="P53">-o, --oroot=&lt;path&gt;</text:p>
          </table:table-cell>
          <table:table-cell table:style-name="Table1.B2" office:value-type="string">
            <text:p text:style-name="P54">Specify Documentation <text:span text:style-name="T19">OUTPUT ROOT (Required)</text:span></text:p>
          </table:table-cell>
        </table:table-row>
        <table:table-row>
          <table:table-cell table:style-name="Table1.A2" office:value-type="string">
            <text:p text:style-name="P53">-f, --format=<text:span text:style-name="T18">&lt;</text:span>format<text:span text:style-name="T18">&gt;</text:span>[,<text:span text:style-name="T18">&lt;</text:span>format<text:span text:style-name="T18">&gt;]</text:span></text:p>
          </table:table-cell>
          <table:table-cell table:style-name="Table1.B2" office:value-type="string">
            <text:p text:style-name="P54">Specify formats (comma separated) –<text:span text:style-name="T3"> </text:span>e.g. “html,text,pdf”</text:p>
          </table:table-cell>
        </table:table-row>
        <table:table-row>
          <table:table-cell table:style-name="Table1.A2" office:value-type="string">
            <text:p text:style-name="P54">--include &lt;glob<text:span text:style-name="T17">&gt;</text:span>[,<text:span text:style-name="T17">&lt;</text:span>glob&gt;<text:span text:style-name="T17">]</text:span></text:p>
          </table:table-cell>
          <table:table-cell table:style-name="Table1.B2" office:value-type="string">
            <text:p text:style-name="P54">Specify glob patterns <text:span text:style-name="T2">(relative to input root) </text:span>for files to include in documentation <text:span text:style-name="T3">(default : all files within input root)</text:span></text:p>
          </table:table-cell>
        </table:table-row>
        <table:table-row>
          <table:table-cell table:style-name="Table1.A2" office:value-type="string">
            <text:p text:style-name="P54">--exclude &lt;glob<text:span text:style-name="T16">&gt;</text:span>[,<text:span text:style-name="T16">&lt;</text:span>glob&gt;<text:span text:style-name="T16">]</text:span></text:p>
          </table:table-cell>
          <table:table-cell table:style-name="Table1.B2" office:value-type="string">
            <text:p text:style-name="P54">Specify glob patterns <text:span text:style-name="T3">(relative to input root) </text:span>for files to exclude from documentation <text:span text:style-name="T3">(default : None)</text:span></text:p>
          </table:table-cell>
        </table:table-row>
        <table:table-row>
          <table:table-cell table:style-name="Table1.A2" office:value-type="string">
            <text:p text:style-name="P54">--eclcc &lt;option<text:span text:style-name="T15">&gt;</text:span>[;<text:span text:style-name="T15">&lt;</text:span>option<text:span text:style-name="T15">&gt;</text:span>]</text:p>
          </table:table-cell>
          <table:table-cell table:style-name="Table1.B2" office:value-type="string">
            <text:p text:style-name="P54">Specify options to pass on to eclcc compiler</text:p>
          </table:table-cell>
        </table:table-row>
        <table:table-row>
          <table:table-cell table:style-name="Table1.A2" office:value-type="string">
            <text:p text:style-name="P54">--exdocpaths &lt;path<text:span text:style-name="T15">&gt;</text:span>[,<text:span text:style-name="T15">&lt;</text:span>path<text:span text:style-name="T15">&gt;</text:span>]</text:p>
          </table:table-cell>
          <table:table-cell table:style-name="Table1.B2" office:value-type="string">
            <text:p text:style-name="P54">Specify paths to search for external documentation</text:p>
          </table:table-cell>
        </table:table-row>
        <table:table-row>
          <table:table-cell table:style-name="Table1.A2" office:value-type="string">
            <text:p text:style-name="P55">ECLDOC OPTIONS</text:p>
          </table:table-cell>
          <table:table-cell table:style-name="Table1.B2" office:value-type="string">
            <text:p text:style-name="Table_20_Contents"/>
          </table:table-cell>
        </table:table-row>
        <table:table-row>
          <table:table-cell table:style-name="Table1.A2" office:value-type="string">
            <text:p text:style-name="P54"><text:span text:style-name="T7">--h</text:span>ideNoDoc</text:p>
          </table:table-cell>
          <table:table-cell table:style-name="Table1.B2" office:value-type="string">
            <text:p text:style-name="P54">Do not show definitions <text:span text:style-name="T40">(along with its children) </text:span>with <text:span text:style-name="T4">n</text:span>o docstrings <text:span text:style-name="T4">(default : False)</text:span></text:p>
          </table:table-cell>
        </table:table-row>
        <table:table-row>
          <table:table-cell table:style-name="Table1.A2" office:value-type="string">
            <text:p text:style-name="P54"><text:span text:style-name="T7">--h</text:span>ideInternal</text:p>
          </table:table-cell>
          <table:table-cell table:style-name="Table1.B2" office:value-type="string">
            <text:p text:style-name="P54">Do not show definitions <text:span text:style-name="T40">(along with its children) </text:span>with @internal tag <text:span text:style-name="T4">(default : False)</text:span></text:p>
          </table:table-cell>
        </table:table-row>
        <table:table-row>
          <table:table-cell table:style-name="Table1.A2" office:value-type="string">
            <text:p text:style-name="P56"/>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
      <text:p text:style-name="P10">Configuration File Format :</text:p>
      <text:p text:style-name="P2"/>
      <text:p text:style-name="P2">[INPUT]</text:p>
      <text:p text:style-name="P2">root=&lt;<text:span text:style-name="T5">input root</text:span>&gt;</text:p>
      <text:p text:style-name="P2">include=&lt;<text:span text:style-name="T6">glob&gt;</text:span>[,<text:span text:style-name="T8">&lt;glob</text:span>&gt;<text:span text:style-name="T9">]</text:span></text:p>
      <text:p text:style-name="P2"><text:span text:style-name="T1">ex</text:span>clude=&lt;<text:span text:style-name="T6">glob&gt;</text:span>[,<text:span text:style-name="T10">&lt;glob&gt;</text:span>]</text:p>
      <text:p text:style-name="P5"><text:soft-page-break/><text:span text:style-name="T21">ecldoc-o</text:span>ption-1=&lt;1/0&gt;</text:p>
      <text:p text:style-name="P5"><text:span text:style-name="T21">ecldoc-o</text:span>ption-2=&lt;1/0&gt;</text:p>
      <text:p text:style-name="P5"><text:span text:style-name="T21">ecldoc-o</text:span>ption-3=&lt;1/0&gt;</text:p>
      <text:p text:style-name="P2">...</text:p>
      <text:p text:style-name="P2"/>
      <text:p text:style-name="P3">[ECLCC]</text:p>
      <text:p text:style-name="P3">eclcc-option-1=&lt;1/0&gt; <text:span text:style-name="T41">(If value = 1, key is appended to eclcc run as it is.)</text:span></text:p>
      <text:p text:style-name="P3">eclcc-option-2=&lt;1/0&gt;</text:p>
      <text:p text:style-name="P3">eclcc-option-3=&lt;1/0&gt;</text:p>
      <text:p text:style-name="P3">...</text:p>
      <text:p text:style-name="P3"/>
      <text:p text:style-name="P4">[OUTPUT]</text:p>
      <text:p text:style-name="P4">root=&lt;output-root&gt;</text:p>
      <text:p text:style-name="P4">format=&lt;format<text:span text:style-name="T11">&gt;</text:span>[,<text:span text:style-name="T11">&lt;</text:span>format&gt;<text:span text:style-name="T14">]</text:span></text:p>
      <text:p text:style-name="P4"/>
      <text:p text:style-name="P4">[EXDOC]</text:p>
      <text:p text:style-name="P4">paths=&lt;external docs paths<text:span text:style-name="T12">&gt;</text:span>[,<text:span text:style-name="T12">&lt;</text:span>external docs paths&gt;<text:span text:style-name="T13">]</text:span></text:p>
      <text:p text:style-name="P4"/>
      <text:p text:style-name="P39">-------------------------------------------------------<text:span text:style-name="T42">-----------------</text:span>-----------------------------------------------------------------</text:p>
      <text:p text:style-name="P4"/>
      <text:p text:style-name="P39"><text:span text:style-name="T32">NOTE : </text:span>ECLDOC used ECLCC to compile ecl source files and extract relevant information from it. The ECLCC is run in the INPUT ROOT for ALL files in source tree.</text:p>
      <text:p text:style-name="P39"/>
      <text:p text:style-name="P47">NOTE : Documentation is generated for only those that have atleast one definition after application of --hideNoDoc and –hideInternal options. <text:span text:style-name="T39">As such, User can specify @internal tag in topmost definition of given ecl file to effectively remove it that file from documentation.</text:span></text:p>
      <text:p text:style-name="P39"/>
      <text:p text:style-name="P11">Example<text:span text:style-name="T31">s</text:span> :</text:p>
      <text:p text:style-name="P11"/>
      <text:p text:style-name="P12">Example 1 :</text:p>
      <text:p text:style-name="P24">Consider following source Tree :</text:p>
      <text:p text:style-name="P24"/>
      <text:p text:style-name="P24">/home/usr/projects/A</text:p>
      <text:p text:style-name="P24">|------ A1.ecl</text:p>
      <text:p text:style-name="P24">|------ A2.ecl</text:p>
      <text:p text:style-name="P24"><text:span text:style-name="T64">|</text:span>------ B</text:p>
      <text:p text:style-name="P24">| <text:s text:c="8"/>|------ B1.ecl</text:p>
      <text:p text:style-name="P24">| <text:s text:c="8"/>|------ B2.ecl</text:p>
      <text:p text:style-name="P24">|------ C</text:p>
      <text:p text:style-name="P24">| <text:s text:c="8"/>|------ C1.ecl</text:p>
      <text:p text:style-name="P24">| <text:s text:c="8"/>|------ C2.ecl</text:p>
      <text:p text:style-name="P24"/>
      <text:p text:style-name="P27">To Run ecldoc on complete project A :</text:p>
      <text:p text:style-name="P27"/>
      <text:p text:style-name="P27">`ecldoc <text:s/>--iroot=/home/usr/projects/A <text:s/>--oroot=/home/usr/docs/A-docs <text:s/>-f=html,text`</text:p>
      <text:p text:style-name="P27"/>
      <text:p text:style-name="P27">Output :</text:p>
      <text:p text:style-name="P34"/>
      <table:table table:name="Table2" table:style-name="Table2">
        <table:table-column table:style-name="Table2.A" table:number-columns-repeated="3"/>
        <table:table-row>
          <table:table-cell table:style-name="Table2.A1" office:value-type="string">
            <text:p text:style-name="P28">/home/usr/docs/A-docs</text:p>
            <text:p text:style-name="P28">|------ xml</text:p>
            <text:p text:style-name="P28"><text:span text:style-name="T24">|</text:span> <text:s text:c="9"/><text:span text:style-name="T24">|------ pkg.toc.xml</text:span></text:p>
            <text:p text:style-name="P28"><text:span text:style-name="T24">|</text:span> <text:s text:c="9"/><text:span text:style-name="T24">|------ tree.json</text:span></text:p>
            <text:p text:style-name="P28"><text:span text:style-name="T24">|</text:span> <text:s text:c="9"/>|------ A1.ecl.xml</text:p>
            <text:p text:style-name="P28"><text:span text:style-name="T24">|</text:span> <text:s text:c="9"/>|------ A2.ecl.xml</text:p>
            <text:p text:style-name="P28"><text:span text:style-name="T24">|</text:span> <text:s text:c="9"/>|------ B</text:p>
            <text:p text:style-name="P29"><text:soft-page-break/><text:span text:style-name="T24">|</text:span> <text:s text:c="9"/><text:span text:style-name="T24">|</text:span> <text:s text:c="9"/><text:span text:style-name="T22">|------ pkg.toc.xml</text:span></text:p>
            <text:p text:style-name="P29"><text:span text:style-name="T24">|</text:span> <text:s text:c="9"/><text:span text:style-name="T24">|</text:span> <text:s text:c="9"/><text:span text:style-name="T22">|------ tree.json</text:span></text:p>
            <text:p text:style-name="P28"><text:span text:style-name="T24">|</text:span> <text:s text:c="9"/><text:span text:style-name="T24">|</text:span> <text:s text:c="9"/><text:span text:style-name="T22">|------ B1.ecl.xml</text:span></text:p>
            <text:p text:style-name="P25"><text:span text:style-name="T24">|</text:span> <text:s text:c="9"/><text:span text:style-name="T24">|</text:span> <text:s text:c="9"/>|------ B2.ecl.<text:span text:style-name="T24">xml</text:span></text:p>
            <text:p text:style-name="P25"><text:span text:style-name="T24">|</text:span> <text:s text:c="9"/>|------ C</text:p>
            <text:p text:style-name="P30"><text:span text:style-name="T24">|</text:span> <text:s text:c="9"/><text:span text:style-name="T24">|</text:span> <text:s text:c="9"/><text:span text:style-name="T22">|------ pkg.toc.xml</text:span></text:p>
            <text:p text:style-name="P30"><text:span text:style-name="T24">|</text:span> <text:s text:c="9"/><text:span text:style-name="T24">|</text:span> <text:s text:c="9"/><text:span text:style-name="T22">|------ tree.json</text:span></text:p>
            <text:p text:style-name="P25"><text:span text:style-name="T24">|</text:span> <text:s text:c="9"/><text:span text:style-name="T24">|</text:span> <text:s text:c="9"/>|------ C1.ecl.<text:span text:style-name="T24">xml</text:span></text:p>
            <text:p text:style-name="P25"><text:span text:style-name="T24">|</text:span> <text:s text:c="9"/><text:span text:style-name="T24">|</text:span> <text:s text:c="9"/>|------ C2.ecl.<text:span text:style-name="T24">xml</text:span></text:p>
          </table:table-cell>
          <table:table-cell table:style-name="Table2.A1" office:value-type="string">
            <text:p text:style-name="P35">|------ html</text:p>
            <text:p text:style-name="P28"><text:span text:style-name="T24">|</text:span> <text:s text:c="9"/><text:span text:style-name="T24">|------ pkg.toc.html</text:span></text:p>
            <text:p text:style-name="P28"><text:span text:style-name="T24">|</text:span> <text:s text:c="9"/>|------ A1.ecl.<text:span text:style-name="T25">html</text:span></text:p>
            <text:p text:style-name="P28"><text:span text:style-name="T24">|</text:span> <text:s text:c="9"/>|------ A2.ecl.<text:span text:style-name="T25">ht</text:span>ml</text:p>
            <text:p text:style-name="P28"><text:span text:style-name="T24">|</text:span> <text:s text:c="9"/>|------ B</text:p>
            <text:p text:style-name="P31"><text:span text:style-name="T24">|</text:span> <text:s text:c="9"/><text:span text:style-name="T26">| <text:s text:c="9"/>|------ pkg.toc.html</text:span></text:p>
            <text:p text:style-name="P28"><text:span text:style-name="T24">|</text:span> <text:s text:c="9"/><text:span text:style-name="T24">|</text:span> <text:s text:c="9"/><text:span text:style-name="T22">|------ B1.ecl.html</text:span></text:p>
            <text:p text:style-name="P25"><text:soft-page-break/><text:span text:style-name="T24">|</text:span> <text:s text:c="9"/><text:span text:style-name="T24">|</text:span> <text:s text:c="9"/>|------ B2.ecl.<text:span text:style-name="T25">html</text:span></text:p>
            <text:p text:style-name="P25"><text:span text:style-name="T24">|</text:span> <text:s text:c="9"/>|------ C</text:p>
            <text:p text:style-name="P32"><text:span text:style-name="T24">|</text:span> <text:s text:c="9"/><text:span text:style-name="T26">| <text:s text:c="9"/>|------ pkg.toc.html</text:span></text:p>
            <text:p text:style-name="P25"><text:span text:style-name="T24">|</text:span> <text:s text:c="9"/><text:span text:style-name="T24">|</text:span> <text:s text:c="9"/>|------ C1.ecl.<text:span text:style-name="T25">html</text:span></text:p>
            <text:p text:style-name="P25"><text:span text:style-name="T24">|</text:span> <text:s text:c="9"/><text:span text:style-name="T24">|</text:span> <text:s text:c="9"/>|------ C2.ecl.<text:span text:style-name="T25">html</text:span></text:p>
            <text:p text:style-name="P36">|------ <text:span text:style-name="T27">txt</text:span></text:p>
            <text:p text:style-name="P33"><text:span text:style-name="T24">|</text:span> <text:s text:c="9"/><text:span text:style-name="T24">|------ pkg.toc.txt</text:span></text:p>
            <text:p text:style-name="P33"><text:span text:style-name="T24">|</text:span> <text:s text:c="9"/>|------ A1.ecl.<text:span text:style-name="T28">txt</text:span></text:p>
            <text:p text:style-name="P33"><text:span text:style-name="T24">|</text:span> <text:s text:c="9"/>|------ A2.ecl.<text:span text:style-name="T28">txt</text:span></text:p>
          </table:table-cell>
          <table:table-cell table:style-name="Table2.C1" office:value-type="string">
            <text:p text:style-name="P33"><text:span text:style-name="T24">|</text:span> <text:s text:c="9"/>|------ B</text:p>
            <text:p text:style-name="P33"><text:span text:style-name="T24">|</text:span> <text:s text:c="9"/><text:span text:style-name="T26">| <text:s text:c="9"/>|------ pkg.toc.txt</text:span></text:p>
            <text:p text:style-name="P33"><text:span text:style-name="T24">|</text:span> <text:s text:c="9"/><text:span text:style-name="T24">|</text:span> <text:s text:c="9"/><text:span text:style-name="T22">|------ B1.ecl.txt</text:span></text:p>
            <text:p text:style-name="P26"><text:span text:style-name="T24">|</text:span> <text:s text:c="9"/><text:span text:style-name="T24">|</text:span> <text:s text:c="9"/>|------ B2.ecl.<text:span text:style-name="T28">txt</text:span></text:p>
            <text:p text:style-name="P26"><text:span text:style-name="T24">|</text:span> <text:s text:c="9"/>|------ C</text:p>
            <text:p text:style-name="P33"><text:span text:style-name="T24">|</text:span> <text:s text:c="9"/><text:span text:style-name="T26">| <text:s text:c="9"/>|------ pkg.toc.txt</text:span></text:p>
            <text:p text:style-name="P26"><text:span text:style-name="T24">|</text:span> <text:s text:c="9"/><text:span text:style-name="T24">|</text:span> <text:s text:c="9"/>|------ C1.ecl.<text:span text:style-name="T28">txt</text:span></text:p>
            <text:p text:style-name="P26"><text:soft-page-break/><text:span text:style-name="T24">|</text:span> <text:s text:c="9"/><text:span text:style-name="T24">|</text:span> <text:s text:c="9"/>|------ C2.ecl.<text:span text:style-name="T28">txt</text:span></text:p>
          </table:table-cell>
        </table:table-row>
      </table:table>
      <text:p text:style-name="P37"/>
      <text:p text:style-name="P39">Here pkg.toc.* files are table of contents (specifying contents and links to files present in the directory it resides in). For HTML Format, user can follow hyperlinks in pkg.toc.html files to browse the documentation. </text:p>
      <text:p text:style-name="P39"/>
      <text:p text:style-name="P39">Pkg.toc.* files also contain parsed bundle information if Bundle.ecl file is present in source tree in that directory.</text:p>
      <text:p text:style-name="P39"/>
      <text:p text:style-name="P21">Example 1.1 : Configuration File</text:p>
      <text:p text:style-name="P21"/>
      <text:p text:style-name="P51">The same example can also be run by using configuration file. The config file used would be :</text:p>
      <text:p text:style-name="P51">[INPUT]</text:p>
      <text:p text:style-name="P51">root=/home/usr/projects/A</text:p>
      <text:p text:style-name="P51"/>
      <text:p text:style-name="P51">[OUTPUT]</text:p>
      <text:p text:style-name="P51">root=/home/usr/docs/A-Docs</text:p>
      <text:p text:style-name="P51">format=html,text</text:p>
      <text:p text:style-name="P51"/>
      <text:p text:style-name="P52">Run : `ecldoc --config &lt;config file path&gt;</text:p>
      <text:p text:style-name="P39"/>
      <text:p text:style-name="P13">Example 2 : <text:span text:style-name="T46">Include Criteria</text:span></text:p>
      <text:p text:style-name="P40"/>
      <text:p text:style-name="P40">Conside same source tree as before, but now we want to include only A*.ecl files and B1.ecl file.</text:p>
      <text:p text:style-name="P40"/>
      <text:p text:style-name="P40">Run : `ecldoc --iroot=/home/usr/projects/A <text:s/>--oroot=/home/usr/docs/A-docs <text:s/>-f=html,text <text:s/>--include=A*.ecl,B/B1.ecl`</text:p>
      <text:p text:style-name="P40"/>
      <text:p text:style-name="P13">Example 3 : <text:span text:style-name="T45">Exclude Criteria</text:span></text:p>
      <text:p text:style-name="P40"/>
      <text:p text:style-name="P40">We now want to run all files except C2.ecl and B1.ecl.</text:p>
      <text:p text:style-name="P40"/>
      <text:p text:style-name="P40">Run : `ecldoc --iroot=/home/usr/projects/A <text:s/>--oroot=/home/usr/docs/A-docs <text:s/>-f=html,text <text:s/>--exclude=<text:span text:style-name="T34">C/</text:span>C2.ecl,<text:span text:style-name="T34">B/</text:span>B1.ecl`</text:p>
      <text:p text:style-name="P40"/>
      <text:p text:style-name="P13">Example 4 : <text:span text:style-name="T44">Include and Exclude criteria</text:span></text:p>
      <text:p text:style-name="P40"/>
      <text:p text:style-name="P40">We now want to run on all files in only C Directory but exclude C2.ecl .</text:p>
      <text:p text:style-name="P40"/>
      <text:p text:style-name="P40">Run : `ecldoc –iroot=/home/usr/projects/A <text:s/>--oroot=/home/usr/docs/A-docs <text:s/>-f=html,text <text:s/>--include=C/*.ecl –exclude=<text:span text:style-name="T33">C/</text:span>C2.ecl`</text:p>
      <text:p text:style-name="P40"/>
      <text:p text:style-name="P14">Example 5 : <text:span text:style-name="T43">ECLCC Options</text:span></text:p>
      <text:p text:style-name="P43"/>
      <text:p text:style-name="P43">We now want to run on all files and pass and ecl include path in eclcc.</text:p>
      <text:p text:style-name="P43"/>
      <text:p text:style-name="P42">Run : ecldoc –iroot=/home/usr/projects/A <text:s/>--oroot=/home/usr/docs/A-docs <text:s/>-f=html,text <text:s/>--<text:span text:style-name="T35">eclcc=”-I/home/usr/projects/D;-I/home/usr/other-projects/E” <text:s text:c="2"/></text:span></text:p>
      <text:p text:style-name="P42"/>
      <text:p text:style-name="P15"><text:soft-page-break/>Example 6 : <text:span text:style-name="T38">External Documentation Linking </text:span></text:p>
      <text:p text:style-name="P44"/>
      <text:p text:style-name="P44">Consider a situation where some file (say B1.ecl) in input source tree (/home/usr/projects/A) is accessing (say via IMPORT <text:span text:style-name="T36">D.D1 </text:span>) another ecl file in external source tree (say /home/usr/projects/D). We also have documentation for source tree of D in /home/usr/docs/D-docs. <text:s/>We now want to link the documentation of A with documentation of D whereever necessay (for example in hyperlink in <text:span text:style-name="T37">A/B/</text:span>B1.ecl.html file <text:span text:style-name="T37">to D/D1.ecl.html).</text:span></text:p>
      <text:p text:style-name="P44"/>
      <text:p text:style-name="P45">We can specify –exdocpaths option <text:span text:style-name="T38">during ecldoc run of A </text:span>to achieve that. Here exdocpath takes in path to file ‘tree.json’ <text:span text:style-name="T38">in external documentation </text:span>(See Output Structure above for example). </text:p>
      <text:p text:style-name="P45"/>
      <text:p text:style-name="P41">Run : ecldoc –iroot=/home/usr/projects/A <text:s/>--oroot=/home/usr/docs/A-docs <text:s/>-f=html,text <text:s/>--<text:span text:style-name="T35">eclcc=”-I/home/usr/projects/D;-I/home/usr/other-projects/E” <text:s/>--exdocpaths=/home/usr/docs/D-docs/xml</text:span></text:p>
      <text:p text:style-name="P46"/>
      <text:p text:style-name="P16">Example 7 : </text:p>
      <text:p text:style-name="P48"/>
      <text:p text:style-name="P48">Exclude any definition that doesn’t have docstring.</text:p>
      <text:p text:style-name="P48"/>
      <text:p text:style-name="P60">Run : <text:span text:style-name="T23">`ecldoc <text:s/>--iroot=/home/usr/projects/A <text:s/>--oroot=/home/usr/docs/A-docs <text:s/>-f=html,text <text:s/></text:span>--hideNoDoc<text:span text:style-name="T23">`</text:span></text:p>
      <text:p text:style-name="P61">Docstring Format :</text:p>
      <text:p text:style-name="P23"/>
      <text:p text:style-name="Text_20_body">A docstring is written in HTML and must precede a <text:span text:style-name="T49">definition</text:span>. It is made up of two parts -- a description followed by block tags. In this example, the block tags are <text:span text:style-name="T48">@param, @return</text:span> and <text:span text:style-name="T47">@see.</text:span></text:p>
      <text:p text:style-name="P58">/**</text:p>
      <text:p text:style-name="P58"><text:s text:c="2"/>* Implements Cholesky factorization of A = U**T * U if Triangular.Upper requested</text:p>
      <text:p text:style-name="P58"><text:s text:c="2"/>* or A = L * L**T if Triangualr.Lower is requested.</text:p>
      <text:p text:style-name="P58"><text:s text:c="2"/>* The matrix A must be symmetric positive definite.</text:p>
      <text:p text:style-name="P58"><text:s text:c="2"/>* &lt;pre&gt;</text:p>
      <text:p text:style-name="P58"><text:s text:c="2"/>* <text:s/>| A11 <text:s text:c="2"/>A12 | <text:s text:c="5"/>| <text:s/>L11 <text:s text:c="2"/>0 <text:s text:c="2"/>| <text:s text:c="3"/>| L11**T <text:s text:c="4"/>L21**T |</text:p>
      <text:p text:style-name="P58"><text:s text:c="2"/>* <text:s/>| A21 <text:s text:c="2"/>A22 | <text:s/>== <text:s/>| <text:s/>L21 <text:s text:c="2"/>L22 | * <text:s/>| <text:s/>0 <text:s text:c="10"/>L22 <text:s/>|</text:p>
      <text:p text:style-name="P58"><text:s text:c="2"/>*</text:p>
      <text:p text:style-name="P58"><text:s text:c="2"/>* <text:s text:c="20"/>| L11*L11**T <text:s text:c="9"/>L11*L21**T <text:s text:c="5"/>|</text:p>
      <text:p text:style-name="P58"><text:s text:c="2"/>* <text:s text:c="16"/>== <text:s/>| L21*L11**T <text:s/>L21*L21**T + L22*L22**T |</text:p>
      <text:p text:style-name="P58"><text:s text:c="2"/>* &lt;/pre&gt;</text:p>
      <text:p text:style-name="P58"><text:s text:c="2"/>*</text:p>
      <text:p text:style-name="P58"><text:s text:c="2"/>* So, use Cholesky on the first block to get L11.</text:p>
      <text:p text:style-name="P58"><text:s text:c="2"/>* <text:s text:c="4"/>L21 = A21*L11**T**-1 <text:s text:c="2"/>which can be found by dtrsm on each column block</text:p>
      <text:p text:style-name="P58"><text:s text:c="2"/>* <text:s text:c="4"/>A22' is A22 - L21*L21**T</text:p>
      <text:p text:style-name="P58"><text:s text:c="2"/>* &lt;p&gt;</text:p>
      <text:p text:style-name="P58"><text:s text:c="2"/>* Based upon PB-BLAS: A set of parallel block basic linear algebra subprograms</text:p>
      <text:p text:style-name="P58"><text:s text:c="2"/>* by Choi and Dongarra</text:p>
      <text:p text:style-name="P58"><text:s text:c="2"/>* &lt;p&gt;</text:p>
      <text:p text:style-name="P58"><text:s text:c="2"/>* This module supports the "Myriad" style interface, allowing many independent problems</text:p>
      <text:p text:style-name="P58"><text:s text:c="2"/>* to be worked on at once. <text:s/>The A matrix can contain multiple matrixes to be factored,</text:p>
      <text:p text:style-name="P58"><text:s text:c="2"/>* indicated by different values for work-item id (wi_id).</text:p>
      <text:p text:style-name="P58"><text:s text:c="2"/>*</text:p>
      <text:p text:style-name="P58"><text:s text:c="2"/>* <text:span text:style-name="T60">@param</text:span> tri <text:s/>Types.Triangle enumeration indicating whether we are looking for the Upper</text:p>
      <text:p text:style-name="P58"><text:s text:c="2"/>* <text:s text:c="12"/>or the Lower factor</text:p>
      <text:p text:style-name="P58"><text:s text:c="2"/>* <text:span text:style-name="T60">@param</text:span> A_in The matrix or matrixes to be factored in Types.Layout_Cell format</text:p>
      <text:p text:style-name="P58"><text:s text:c="2"/>* <text:span text:style-name="T60">@return</text:span> <text:s text:c="4"/>Triangular matrix in Layout_Cell format</text:p>
      <text:p text:style-name="P58"><text:s text:c="2"/>* <text:span text:style-name="T60">@see</text:span> Std.PBblas.Types.Layout_Cell</text:p>
      <text:p text:style-name="P58"><text:s text:c="2"/>* <text:span text:style-name="T60">@see</text:span> Std.PBblas.Types.Triangle</text:p>
      <text:p text:style-name="P58"><text:s text:c="2"/>*</text:p>
      <text:p text:style-name="P58"><text:s text:c="2"/>*/</text:p>
      <text:p text:style-name="P58">EXPORT DATASET(Layout_Cell) potrf(Triangle tri, DATASET(Layout_Cell) A_in) := FUNCTION</text:p>
      <text:p text:style-name="P58">...</text:p>
      <text:p text:style-name="P59">END;</text:p>
      <text:p text:style-name="P57"><text:s text:c="24"/></text:p>
      <text:list xml:id="list1366099106" text:style-name="L1">
        <text:list-item>
          <text:p text:style-name="P63">The first line contains the begin-commen<text:span text:style-name="T61">t</text:span> delimiter <text:span text:style-name="T50">(/**)</text:span>.</text:p>
        </text:list-item>
        <text:list-item>
          <text:p text:style-name="P63">Write the first sentence as a short summary of the method, as <text:span text:style-name="T61">ECL</text:span>doc automatically places it in the method summary table (and index).</text:p>
        </text:list-item>
        <text:list-item>
          <text:p text:style-name="P64"><text:soft-page-break/>If you have more than one paragraph in the doc<text:span text:style-name="T62">string</text:span>, separate the paragraphs with a <text:span text:style-name="T50">&lt;p&gt;</text:span><text:span text:style-name="Source_20_Text"><text:span text:style-name="T51"> </text:span></text:span>paragraph tag, as shown.</text:p>
        </text:list-item>
        <text:list-item>
          <text:p text:style-name="P64">Insert a blank line between the description and the list of tags, as shown.</text:p>
        </text:list-item>
        <text:list-item>
          <text:p text:style-name="P64">The first line that begins with an "@" character ends the description. There is only one description block per doc<text:span text:style-name="T63">string</text:span>; you cannot continue the description following block tags.</text:p>
        </text:list-item>
        <text:list-item>
          <text:p text:style-name="P64">The last line contains the end-comment delimiter <text:span text:style-name="T52">(*/).</text:span> Note that unlike the begin-comment delimiter, the end-comment contains only a single asterisk.</text:p>
        </text:list-item>
        <text:list-item>
          <text:p text:style-name="P62"><text:span text:style-name="Strong_20_Emphasis"><text:span text:style-name="T56">Following HTML tags are permitted in docstring : </text:span></text:span><text:span text:style-name="Strong_20_Emphasis"><text:span text:style-name="T57">p, pre (to specify preformatted text), ul, ol, table, br, code, a</text:span></text:span></text:p>
        </text:list-item>
      </text:list>
      <text:p text:style-name="Text_20_body"><text:span text:style-name="Strong_20_Emphasis">First Sentence</text:span><text:line-break/>The first sentence of each doc<text:span text:style-name="T54">string</text:span> should be a summary sentence, containing a concise but complete description of the API item. The <text:span text:style-name="T53">ECL</text:span>doc tool copies this first sentence to the appropriate summary. This makes it important to write crisp and informative initial sentences that can stand on their own.</text:p>
      <text:p text:style-name="Text_20_body">This sentence ends at the first period that is followed by a blank, tab, or line terminator, or at the first tag (as defined below). For example, this first sentence ends at "Prof.":</text:p>
      <text:p text:style-name="Preformatted_20_Text"><text:s text:c="3"/>/**</text:p>
      <text:p text:style-name="Preformatted_20_Text"><text:s text:c="4"/>* This is a simulation of Prof. Knuth's MIX computer.</text:p>
      <text:p text:style-name="Preformatted_20_Text"><text:s text:c="4"/>*/</text:p>
      <text:p text:style-name="Text_20_body">However, you can work around this by typing an HTML meta-character such as "&amp;" or "&lt;" immediately after the period, such as:</text:p>
      <text:p text:style-name="Preformatted_20_Text"><text:s text:c="3"/>/**</text:p>
      <text:p text:style-name="Preformatted_20_Text"><text:s text:c="4"/>* This is a simulation of Prof.&amp;nbsp;Knuth's MIX computer.</text:p>
      <text:p text:style-name="Preformatted_20_Text"><text:s text:c="4"/>*/</text:p>
      <text:p text:style-name="Text_20_body">or</text:p>
      <text:p text:style-name="Preformatted_20_Text"><text:s text:c="3"/>/**</text:p>
      <text:p text:style-name="Preformatted_20_Text"><text:s text:c="4"/>* This is a simulation of Prof.&lt;!-- --&gt; Knuth's MIX computer.</text:p>
      <text:p text:style-name="Preformatted_20_Text"><text:s text:c="4"/>*/</text:p>
      <text:p text:style-name="Standard"/>
      <text:p text:style-name="P49">Available Tags</text:p>
      <text:p text:style-name="P17"/>
      <text:p text:style-name="P17">@param <text:span text:style-name="T55">name description</text:span></text:p>
      <text:p text:style-name="P17">@field<text:span text:style-name="T55"> name description</text:span></text:p>
      <text:p text:style-name="P17">@return<text:span text:style-name="T55"> description</text:span></text:p>
      <text:p text:style-name="P17">@see<text:span text:style-name="T55"> description</text:span></text:p>
      <text:p text:style-name="P50"/>
      <text:p text:style-name="P18"><text:span text:style-name="T55">Any other tag</text:span><text:span text:style-name="T58">s</text:span><text:span text:style-name="T55"> can be added in docstring in following format :</text:span></text:p>
      <text:p text:style-name="P18">@tagname<text:span text:style-name="T55"> description </text:span><text:span text:style-name="T59">(</text:span><text:span text:style-name="T55">e.g : </text:span>@author<text:span text:style-name="T55"> John Smith</text:span><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7cm" style:type="center"/>
          <style:tab-stop style:position="19.39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8:04:01.301072249</meta:creation-date>
    <meta:generator>LibreOffice/5.3.1.2$Linux_X86_64 LibreOffice_project/30m0$Build-2</meta:generator>
    <dc:date>2017-08-12T17:22:34.249791086</dc:date>
    <meta:editing-duration>PT2H6M58S</meta:editing-duration>
    <meta:editing-cycles>114</meta:editing-cycles>
    <meta:document-statistic meta:table-count="2" meta:image-count="0" meta:object-count="0" meta:page-count="5" meta:paragraph-count="202" meta:word-count="1553" meta:character-count="10789" meta:non-whitespace-character-count="8666"/>
  </office:meta>
</office:document-meta>
</file>